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7b5f5" officeooo:paragraph-rsid="0007b5f5"/>
    </style:style>
    <style:style style:name="P2" style:family="paragraph" style:parent-style-name="Text_20_body">
      <style:text-properties officeooo:paragraph-rsid="0007b5f5"/>
    </style:style>
    <style:style style:name="P3" style:family="paragraph" style:parent-style-name="Title">
      <style:text-properties officeooo:rsid="0007b5f5" officeooo:paragraph-rsid="0007b5f5"/>
    </style:style>
    <style:style style:name="P4" style:family="paragraph" style:parent-style-name="Heading_20_1">
      <style:text-properties officeooo:rsid="0007b5f5" officeooo:paragraph-rsid="0007b5f5"/>
    </style:style>
    <style:style style:name="P5" style:family="paragraph" style:parent-style-name="Heading_20_1">
      <style:text-properties officeooo:paragraph-rsid="0007b5f5"/>
    </style:style>
    <style:style style:name="P6" style:family="paragraph" style:parent-style-name="Heading_20_2">
      <style:text-properties officeooo:rsid="000b1cf8" officeooo:paragraph-rsid="000b1cf8"/>
    </style:style>
    <style:style style:name="P7" style:family="paragraph" style:parent-style-name="Heading_20_2">
      <style:text-properties officeooo:paragraph-rsid="000b1cf8"/>
    </style:style>
    <style:style style:name="P8" style:family="paragraph" style:parent-style-name="Text_20_body" style:list-style-name="L1">
      <style:text-properties officeooo:rsid="0007b5f5" officeooo:paragraph-rsid="0007b5f5"/>
    </style:style>
    <style:style style:name="P9" style:family="paragraph" style:parent-style-name="Text_20_body" style:list-style-name="L2">
      <style:text-properties officeooo:rsid="0009701a" officeooo:paragraph-rsid="0009701a"/>
    </style:style>
    <style:style style:name="P10" style:family="paragraph" style:parent-style-name="Text_20_body">
      <style:text-properties officeooo:rsid="000b1cf8" officeooo:paragraph-rsid="000b1cf8"/>
    </style:style>
    <style:style style:name="P11" style:family="paragraph" style:parent-style-name="Text_20_body" style:list-style-name="L3">
      <style:text-properties officeooo:rsid="000b1cf8" officeooo:paragraph-rsid="000b1cf8"/>
    </style:style>
    <style:style style:name="P12" style:family="paragraph" style:parent-style-name="Text_20_body" style:list-style-name="L4">
      <style:text-properties officeooo:rsid="000b1cf8" officeooo:paragraph-rsid="000b1cf8"/>
    </style:style>
    <style:style style:name="P13" style:family="paragraph" style:parent-style-name="Text_20_body">
      <style:text-properties officeooo:paragraph-rsid="000b1cf8"/>
    </style:style>
    <style:style style:name="P14" style:family="paragraph" style:parent-style-name="Heading_20_3"/>
    <style:style style:name="P15" style:family="paragraph" style:parent-style-name="Heading_20_3">
      <style:text-properties officeooo:rsid="000b1cf8" officeooo:paragraph-rsid="000b1cf8"/>
    </style:style>
    <style:style style:name="T1" style:family="text">
      <style:text-properties officeooo:rsid="0007b5f5"/>
    </style:style>
    <style:style style:name="T2" style:family="text">
      <style:text-properties officeooo:rsid="00096ad1"/>
    </style:style>
    <style:style style:name="T3" style:family="text">
      <style:text-properties officeooo:rsid="000970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ame Design Document</text:p>
      <text:p text:style-name="P1"/>
      <text:h text:style-name="P4" text:outline-level="1">Introduction</text:h>
      <text:p text:style-name="P1">Game title : ???</text:p>
      <text:p text:style-name="P1">Game Type : RPG/strategy, sandbox with story driven elements</text:p>
      <text:h text:style-name="P4" text:outline-level="1">Software used</text:h>
      <text:list xml:id="list345790265" text:style-name="L1">
        <text:list-item>
          <text:p text:style-name="P8">Pygame library with home made game engine</text:p>
        </text:list-item>
        <text:list-item>
          <text:p text:style-name="P8">Tiled for map creation</text:p>
        </text:list-item>
      </text:list>
      <text:h text:style-name="P4" text:outline-level="1">Gameplay</text:h>
      <text:p text:style-name="P2"/>
      <text:p text:style-name="P1">Playe<text:span text:style-name="T2">r</text:span> can move <text:span text:style-name="T2">and interact </text:span>on a big Tiled map each tile has some characteristics <text:span text:style-name="T2">(moving penalities, moving interdiction,…).</text:span></text:p>
      <text:h text:style-name="P7" text:outline-level="2"><text:span text:style-name="T3">World map</text:span></text:h>
      <text:h text:style-name="Heading_20_3" text:outline-level="3">Interactions :</text:h>
      <text:list xml:id="list1136804285" text:style-name="L2">
        <text:list-item>
          <text:p text:style-name="P9">enter settlement</text:p>
        </text:list-item>
        <text:list-item>
          <text:p text:style-name="P9">go to battle with ennemies on the map</text:p>
        </text:list-item>
        <text:list-item>
          <text:p text:style-name="P9">enter dungeon</text:p>
        </text:list-item>
      </text:list>
      <text:h text:style-name="P15" text:outline-level="3">Scene :</text:h>
      <text:p text:style-name="P13"/>
      <text:h text:style-name="P6" text:outline-level="2">Settlements</text:h>
      <text:p text:style-name="P10">When player enters a settlement, a new screen is displayed : the settlement screen.</text:p>
      <text:h text:style-name="P15" text:outline-level="3">Interactions :</text:h>
      <text:list xml:id="list267316437" text:style-name="L4">
        <text:list-item>
          <text:p text:style-name="P12">Open building panels</text:p>
        </text:list-item>
        <text:list-item>
          <text:p text:style-name="P12">interact with characters</text:p>
        </text:list-item>
      </text:list>
      <text:h text:style-name="P15" text:outline-level="3">Scene</text:h>
      <text:p text:style-name="P10">Possibilities :</text:p>
      <text:list xml:id="list2944805120" text:style-name="L3">
        <text:list-item>
          <text:p text:style-name="P11"><text:soft-page-break/>The settlement view is a static screen with a point and click system to open the building panels</text:p>
        </text:list-item>
        <text:list-item>
          <text:p text:style-name="P11">The settlement view is a 2D side scrolling map. The player can move on the map to go to different buildings</text:p>
        </text:list-item>
      </text:list>
      <text:h text:style-name="P5" text:outline-level="1"><text:span text:style-name="T1">Story</text:span></text:h>
      <text:h text:style-name="P4" text:outline-level="1">Characters</text:h>
      <text:h text:style-name="P4" text:outline-level="1">Art</text:h>
      <text:h text:style-name="P4" text:outline-level="1">Sound and Music</text:h>
      <text:h text:style-name="P4" text:outline-level="1">UI and game controls</text:h>
      <text:h text:style-name="P4" text:outline-level="1">Accessibility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fo:font-size="101%" fo:font-weight="bold" style:font-size-asian="101%" style:font-weight-asian="bold" style:font-size-complex="101%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0T16:01:33.695000000</meta:creation-date>
    <dc:date>2021-02-28T23:51:30.072000000</dc:date>
    <meta:editing-duration>PT8H46M16S</meta:editing-duration>
    <meta:editing-cycles>2</meta:editing-cycles>
    <meta:generator>LibreOffice/6.0.4.2$Windows_X86_64 LibreOffice_project/9b0d9b32d5dcda91d2f1a96dc04c645c450872bf</meta:generator>
    <meta:document-statistic meta:table-count="0" meta:image-count="0" meta:object-count="0" meta:page-count="2" meta:paragraph-count="30" meta:word-count="168" meta:character-count="929" meta:non-whitespace-character-count="785"/>
  </office:meta>
</office:document-meta>
</file>